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  <style:font-face style:name="var ff-mono" svg:font-family="'var ff-mono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line-height="140%" fo:orphans="2" fo:widows="2" fo:text-indent="0in" style:auto-text-indent="false" fo:padding="0in" fo:border="none"/>
      <style:text-properties fo:font-variant="normal" fo:text-transform="none" fo:color="#404040" loext:opacity="100%" style:font-name="SFMono-Regular" fo:font-size="9pt" fo:letter-spacing="normal" fo:font-style="normal" fo:font-weight="normal" fo:background-color="#eeffcc" loext:padding="0in" loext:border="none"/>
    </style:style>
    <style:style style:name="P2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style:text-underline-style="none" fo:font-weight="normal" officeooo:rsid="001d5afa" officeooo:paragraph-rsid="001d5afa" fo:background-color="#eeffcc" loext:padding="0in" loext:border="none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line-height="140%" fo:orphans="2" fo:widows="2" fo:text-indent="0in" style:auto-text-indent="false" fo:padding="0in" fo:border="none"/>
      <style:text-properties fo:font-variant="normal" fo:text-transform="none" fo:color="#404040" loext:opacity="100%" fo:letter-spacing="normal" fo:background-color="#eeffcc" loext:padding="0in" loext:border="none"/>
    </style:style>
    <style:style style:name="P4" style:family="paragraph" style:parent-style-name="Text_20_body">
      <style:paragraph-properties fo:margin-left="0in" fo:margin-right="0in" fo:margin-top="0in" fo:margin-bottom="0.25in" style:contextual-spacing="false" style:line-height-at-least="0.25in" fo:orphans="2" fo:widows="2" fo:text-indent="0in" style:auto-text-indent="false"/>
      <style:text-properties fo:font-variant="normal" fo:text-transform="none" fo:color="#404040" loext:opacity="100%" style:font-name="Lato" fo:font-size="12pt" fo:letter-spacing="normal" fo:font-style="normal" fo:font-weight="normal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>
      <style:text-properties style:text-underline-style="none" officeooo:rsid="001c614e" officeooo:paragraph-rsid="001c614e"/>
    </style:style>
    <style:style style:name="P7" style:family="paragraph" style:parent-style-name="Preformatted_20_Text">
      <style:text-properties style:text-underline-style="none" officeooo:rsid="001c614e" officeooo:paragraph-rsid="001c614e"/>
    </style:style>
    <style:style style:name="P8" style:family="paragraph" style:parent-style-name="Standard">
      <style:text-properties style:text-underline-style="none" officeooo:rsid="001ace47" officeooo:paragraph-rsid="001ace47"/>
    </style:style>
    <style:style style:name="P9" style:family="paragraph" style:parent-style-name="Standard">
      <style:text-properties style:text-underline-style="none" officeooo:rsid="001d5afa" officeooo:paragraph-rsid="001d5afa"/>
    </style:style>
    <style:style style:name="P10" style:family="paragraph" style:parent-style-name="Standard">
      <style:text-properties style:text-underline-style="none" officeooo:paragraph-rsid="001c614e"/>
    </style:style>
    <style:style style:name="P11" style:family="paragraph" style:parent-style-name="Standard">
      <style:text-properties style:text-underline-style="none" officeooo:rsid="0022ff24" officeooo:paragraph-rsid="0022ff24"/>
    </style:style>
    <style:style style:name="P12" style:family="paragraph" style:parent-style-name="Preformatted_20_Text">
      <style:text-properties officeooo:paragraph-rsid="001c614e"/>
    </style:style>
    <style:style style:name="P13" style:family="paragraph" style:parent-style-name="Preformatted_20_Text">
      <style:paragraph-properties fo:margin-left="0in" fo:margin-right="0in" fo:margin-top="0in" fo:margin-bottom="0in" style:contextual-spacing="false" fo:padding="0in" fo:border="none"/>
    </style:style>
    <style:style style:name="P14" style:family="paragraph" style:parent-style-name="Standard">
      <style:text-properties officeooo:rsid="001ace47" officeooo:paragraph-rsid="001ace47"/>
    </style:style>
    <style:style style:name="P15" style:family="paragraph" style:parent-style-name="Standard">
      <style:text-properties officeooo:rsid="00216740" officeooo:paragraph-rsid="00216740"/>
    </style:style>
    <style:style style:name="P16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7" style:family="paragraph" style:parent-style-name="Standard">
      <style:text-properties style:text-underline-style="solid" style:text-underline-type="double" style:text-underline-width="auto" style:text-underline-color="font-color" officeooo:rsid="001ace47" officeooo:paragraph-rsid="001ace47"/>
    </style:style>
    <style:style style:name="P18" style:family="paragraph" style:parent-style-name="Standard">
      <style:text-properties style:text-underline-style="solid" style:text-underline-type="double" style:text-underline-width="auto" style:text-underline-color="font-color" officeooo:rsid="00216740" officeooo:paragraph-rsid="00216740"/>
    </style:style>
    <style:style style:name="P19" style:family="paragraph" style:parent-style-name="Standard">
      <style:text-properties style:text-underline-style="none" officeooo:rsid="00264b34" officeooo:paragraph-rsid="00264b34"/>
    </style:style>
    <style:style style:name="T1" style:family="text">
      <style:text-properties style:text-underline-style="solid" style:text-underline-type="double" style:text-underline-width="auto" style:text-underline-color="font-color"/>
    </style:style>
    <style:style style:name="T2" style:family="text">
      <style:text-properties officeooo:rsid="001d441a"/>
    </style:style>
    <style:style style:name="T3" style:family="text">
      <style:text-properties style:font-name="SFMono-Regular" fo:font-size="9pt" fo:font-style="normal" fo:font-weight="normal"/>
    </style:style>
    <style:style style:name="T4" style:family="text">
      <style:text-properties fo:color="#666666" loext:opacity="100%" style:font-name="SFMono-Regular" fo:font-size="9pt" fo:font-style="normal" fo:font-weight="normal"/>
    </style:style>
    <style:style style:name="T5" style:family="text">
      <style:text-properties fo:font-variant="normal" fo:text-transform="none" style:font-name="var ff-mono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style:font-name="var ff-mono" fo:font-style="normal" fo:font-weight="normal" officeooo:rsid="001eb4b2" fo:background-color="transparent" loext:char-shading-value="0" loext:padding="0in" loext:border="none"/>
    </style:style>
    <style:style style:name="T7" style:family="text">
      <style:text-properties fo:font-variant="normal" fo:text-transform="none" style:font-name="var ff-mono" fo:font-style="normal" fo:font-weight="normal" officeooo:rsid="001fff66" fo:background-color="transparent" loext:char-shading-value="0" loext:padding="0in" loext:border="none"/>
    </style:style>
    <style:style style:name="T8" style:family="text">
      <style:text-properties fo:font-variant="normal" fo:text-transform="none" style:font-name="var ff-mono" fo:font-style="normal" fo:font-weight="normal" officeooo:rsid="00200ff3" fo:background-color="transparent" loext:char-shading-value="0" loext:padding="0in" loext:border="none"/>
    </style:style>
    <style:style style:name="T9" style:family="text">
      <style:text-properties fo:font-variant="normal" fo:text-transform="none" style:font-name="var ff-mono" fo:font-style="normal" fo:font-weight="normal" officeooo:rsid="002485d2" fo:background-color="transparent" loext:char-shading-value="0" loext:padding="0in" loext:border="none"/>
    </style:style>
    <style:style style:name="T10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eb4b2" fo:background-color="transparent" loext:char-shading-value="0" loext:padding="0in" loext:border="none"/>
    </style:style>
    <style:style style:name="T11" style:family="text">
      <style:text-properties fo:font-variant="normal" fo:text-transform="none" fo:color="#1f2328" loext:opacity="100%" style:font-name="var ff-mono" fo:font-size="9.75pt" fo:letter-spacing="normal" fo:font-style="normal" fo:font-weight="normal" officeooo:rsid="001eb4b2" fo:background-color="transparent" loext:char-shading-value="0" loext:padding="0in" loext:border="none"/>
    </style:style>
    <style:style style:name="T12" style:family="text">
      <style:text-properties fo:font-variant="normal" fo:text-transform="none" fo:color="#1f2328" loext:opacity="100%" style:font-name="var ff-mono" fo:font-size="11.25pt" fo:letter-spacing="normal" fo:font-style="normal" fo:font-weight="normal" officeooo:rsid="001fff66" fo:background-color="transparent" loext:char-shading-value="0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Export movie to images</text:p>
      <text:p text:style-name="P5">ffmpeg -i VID20240903141149.mp4 -qscale:v 1 -vf fps=2 <text:s/>%04d.jpg</text:p>
      <text:p text:style-name="P5"/>
      <text:p text:style-name="P16"><text:span text:style-name="Source_20_Text"><text:span text:style-name="T5">ffmpeg -framerate </text:span></text:span><text:span text:style-name="Source_20_Text"><text:span text:style-name="T9">12</text:span></text:span><text:span text:style-name="Source_20_Text"><text:span text:style-name="T5"> -i image%03d.jpg Project.mp4</text:span></text:span></text:p>
      <text:p text:style-name="P5"/>
      <text:p text:style-name="P19">Resize mogrify -path smaller/ -resize 50% *</text:p>
      <text:p text:style-name="P19"/>
      <text:p text:style-name="P6">folder of images is called input</text:p>
      <text:p text:style-name="P6">run python convert.py -s &lt;path to folder with the images in&gt;</text:p>
      <text:p text:style-name="P6"/>
      <text:p text:style-name="P6">go to OpenSplat/build/Release</text:p>
      <text:p text:style-name="P6">run ./opensplat &lt;path to folder with the images in&gt; -<text:span text:style-name="T2">n [number of iterations 30,000 default]</text:span></text:p>
      <text:p text:style-name="P6"/>
      <text:p text:style-name="P6"/>
      <text:p text:style-name="P7"><text:span text:style-name="Source_20_Text"><text:span text:style-name="T10">sudo apt install gcc-10 g++-10 </text:span></text:span></text:p>
      <text:p text:style-name="P7"><text:span text:style-name="Source_20_Text"><text:span text:style-name="T11">sudo update-alternatives --remove-all gcc </text:span></text:span></text:p>
      <text:p text:style-name="P7"><text:span text:style-name="Source_20_Text"><text:span text:style-name="T11">sudo update-alternatives --remove-all g++</text:span></text:span></text:p>
      <text:p text:style-name="P7"><text:span text:style-name="Source_20_Text"><text:span text:style-name="T11"/></text:span></text:p>
      <text:p text:style-name="P7"><text:span text:style-name="Source_20_Text"><text:span text:style-name="T12">sudo update-alternatives --install /usr/bin/gcc gcc /usr/bin/gcc-10 10</text:span></text:span></text:p>
      <text:p text:style-name="P13"><text:span text:style-name="Source_20_Text"><text:span text:style-name="T5">sudo update-alternatives --install /usr/bin/gcc gcc /usr/bin/gcc-</text:span></text:span><text:span text:style-name="Source_20_Text"><text:span text:style-name="T7">13 </text:span></text:span><text:span text:style-name="Source_20_Text"><text:span text:style-name="T8">20</text:span></text:span></text:p>
      <text:p text:style-name="P7"><text:span text:style-name="Source_20_Text"><text:span text:style-name="T12"/></text:span></text:p>
      <text:p text:style-name="P7"><text:span text:style-name="Source_20_Text"><text:span text:style-name="T12">sudo update-alternatives --install /usr/bin/g++ g++ /usr/bin/g++-10 10</text:span></text:span></text:p>
      <text:p text:style-name="P13"><text:span text:style-name="Source_20_Text"><text:span text:style-name="T5">sudo update-alternatives --install /usr/bin/g++ g++ /usr/bin/g++-</text:span></text:span><text:span text:style-name="Source_20_Text"><text:span text:style-name="T7">13 </text:span></text:span><text:span text:style-name="Source_20_Text"><text:span text:style-name="T5">20</text:span></text:span></text:p>
      <text:p text:style-name="P12"/>
      <text:p text:style-name="P7"><text:span text:style-name="Source_20_Text"><text:span text:style-name="T6"/></text:span></text:p>
      <text:p text:style-name="P7"><text:span text:style-name="Source_20_Text"><text:span text:style-name="T6">sudo update-alternatives --config gcc</text:span></text:span></text:p>
      <text:p text:style-name="P7"><text:span text:style-name="Source_20_Text"><text:span text:style-name="T6"/></text:span></text:p>
      <text:p text:style-name="P10"/>
      <text:p text:style-name="P8"/>
      <text:p text:style-name="P5">cmake .. -GNinja -DCMAKE_CUDA_ARCHITECTURES=86</text:p>
      <text:p text:style-name="P5"/>
      <text:p text:style-name="P8">ninja</text:p>
      <text:p text:style-name="P8">sudo ninja install</text:p>
      <text:p text:style-name="P8">sudo ldconfig</text:p>
      <text:p text:style-name="P8"/>
      <text:p text:style-name="P9">2 second of stationary video </text:p>
      <text:p text:style-name="P9">Colmaps can be merged if each model shares at least 3 images</text:p>
      <text:p text:style-name="P9"/>
      <text:p text:style-name="P2">colmap model_merger \</text:p>
      <text:p text:style-name="P3"><text:s text:c="4"/><text:span text:style-name="T4">--</text:span><text:span text:style-name="T3">input_path1 </text:span><text:span text:style-name="T4">/</text:span><text:span text:style-name="T3">path</text:span><text:span text:style-name="T4">/</text:span><text:span text:style-name="T3">to</text:span><text:span text:style-name="T4">/</text:span><text:span text:style-name="T3">sub</text:span><text:span text:style-name="T4">-</text:span><text:span text:style-name="T3">model1 \</text:span></text:p>
      <text:p text:style-name="P3"><text:s text:c="4"/><text:span text:style-name="T4">--</text:span><text:span text:style-name="T3">input_path2 </text:span><text:span text:style-name="T4">/</text:span><text:span text:style-name="T3">path</text:span><text:span text:style-name="T4">/</text:span><text:span text:style-name="T3">to</text:span><text:span text:style-name="T4">/</text:span><text:span text:style-name="T3">sub</text:span><text:span text:style-name="T4">-</text:span><text:span text:style-name="T3">model2 \</text:span></text:p>
      <text:p text:style-name="P3"><text:s text:c="4"/><text:span text:style-name="T4">--</text:span><text:span text:style-name="T3">output_path </text:span><text:span text:style-name="T4">/</text:span><text:span text:style-name="T3">path</text:span><text:span text:style-name="T4">/</text:span><text:span text:style-name="T3">to</text:span><text:span text:style-name="T4">/</text:span><text:span text:style-name="T3">merged</text:span><text:span text:style-name="T4">-</text:span><text:span text:style-name="T3">model</text:span></text:p>
      <text:p text:style-name="P4">To improve the quality of the alignment between the two sub-models, it is recommended to run another global bundle adjustment after the merge:</text:p>
      <text:p text:style-name="P1">colmap bundle_adjuster \</text:p>
      <text:p text:style-name="P3"><text:s text:c="4"/><text:span text:style-name="T4">--</text:span><text:span text:style-name="T3">input_path </text:span><text:span text:style-name="T4">/</text:span><text:span text:style-name="T3">path</text:span><text:span text:style-name="T4">/</text:span><text:span text:style-name="T3">to</text:span><text:span text:style-name="T4">/</text:span><text:span text:style-name="T3">merged</text:span><text:span text:style-name="T4">-</text:span><text:span text:style-name="T3">model \</text:span></text:p>
      <text:p text:style-name="P3"><text:s text:c="4"/><text:span text:style-name="T4">--</text:span><text:span text:style-name="T3">output_path </text:span><text:span text:style-name="T4">/</text:span><text:span text:style-name="T3">path</text:span><text:span text:style-name="T4">/</text:span><text:span text:style-name="T3">to</text:span><text:span text:style-name="T4">/</text:span><text:span text:style-name="T3">refined</text:span><text:span text:style-name="T4">-</text:span><text:span text:style-name="T3">merged</text:span><text:span text:style-name="T4">-</text:span><text:span text:style-name="T3">model</text:span></text:p>
      <text:p text:style-name="P9"/>
      <text:p text:style-name="P17"># HTTPS</text:p>
      <text:p text:style-name="P17"><text:soft-page-break/>git clone https://github.com/graphdeco-inria/gaussian-splatting –recursive</text:p>
      <text:p text:style-name="P14"><text:span text:style-name="T1"/></text:p>
      <text:p text:style-name="P18">create conda -n gaussian_splat python=3.10</text:p>
      <text:p text:style-name="P18">enter the env</text:p>
      <text:p text:style-name="P15"><text:span text:style-name="T1"/></text:p>
      <text:p text:style-name="P15"><text:span text:style-name="T1"/></text:p>
      <text:p text:style-name="P18">install torch to match cuda 12.4</text:p>
      <text:p text:style-name="P18">then pip install the following</text:p>
      <text:p text:style-name="P15"><text:span text:style-name="T1"/></text:p>
      <text:p text:style-name="P18"><text:s text:c="2"/>- plyfile</text:p>
      <text:p text:style-name="P18"><text:s text:c="2"/>- tqdm</text:p>
      <text:p text:style-name="P18"><text:s text:c="2"/>- pip:</text:p>
      <text:p text:style-name="P18"><text:s text:c="4"/>- submodules/diff-gaussian-rasterization</text:p>
      <text:p text:style-name="P18"><text:s text:c="4"/>- submodules/simple-k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  <style:font-face style:name="var ff-mono" svg:font-family="'var ff-mono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1:40:47.374798111</meta:creation-date>
    <dc:date>2024-09-07T18:33:07.867174562</dc:date>
    <meta:editing-duration>PT2H58M41S</meta:editing-duration>
    <meta:editing-cycles>12</meta:editing-cycles>
    <meta:generator>LibreOffice/24.2.5.2$Linux_X86_64 LibreOffice_project/420$Build-2</meta:generator>
    <meta:document-statistic meta:table-count="0" meta:image-count="0" meta:object-count="0" meta:page-count="2" meta:paragraph-count="41" meta:word-count="221" meta:character-count="1678" meta:non-whitespace-character-count="1472"/>
  </office:meta>
</office:document-meta>
</file>